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12" style:family="paragraph" style:parent-style-name="Standard" style:list-style-name="LS6">
      <style:paragraph-properties fo:margin-top="0cm" fo:margin-bottom="0cm" fo:line-height="115%" fo:break-before="auto" fo:break-after="auto" style:writing-mode="lr-tb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font-name="Arial1" fo:font-size="11.25pt" fo:font-style="normal" style:text-underline-style="solid" style:text-underline-width="auto" style:text-underline-color="font-color" fo:font-weight="normal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/>
    </style:style>
    <style:style style:name="P23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/>
    </style:style>
    <style:style style:name="P24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5" style:family="paragraph" style:parent-style-name="Text_20_body">
      <style:paragraph-properties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</style:style>
    <style:style style:name="P28" style:family="paragraph" style:parent-style-name="Text_20_body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variant="normal" fo:text-transform="none" fo:color="#000000" style:font-name="Arial1" fo:font-size="11.25pt" fo:font-style="normal" style:text-underline-style="solid" style:text-underline-width="auto" style:text-underline-color="font-color" fo:font-weight="normal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transparent"/>
    </style:style>
    <style:style style:name="T4" style:family="text">
      <style:text-properties fo:background-color="transparent"/>
    </style:style>
    <style:style style:name="T5" style:family="text">
      <style:text-properties style:font-name="Arial1" fo:font-size="11.25pt" fo:font-style="normal" fo:font-weight="normal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docs-internal-guid-ad35c2f2-a4b4-fd96-2b0e-3e06c57027e7"/>Algoritmie Distribuée - DM</text:p>
      <text:p text:style-name="Text_20_body"/>
      <text:p text:style-name="P13">Question 1 : </text:p>
      <text:p text:style-name="Text_20_body"/>
      <text:p text:style-name="P14">Implémentation de l’algorithme : voir les classes AskMessage.java, ReplyMessage.java, AllNode.java</text:p>
      <text:p text:style-name="Text_20_body"/>
      <text:p text:style-name="P13">Question 2:</text:p>
      <text:p text:style-name="Text_20_body"/>
      <text:p text:style-name="P14">Soit Pmax le noeud d’identifiant max.</text:p>
      <text:p text:style-name="P14">Cet algorithme a plusieurs traits de similitude à celui du Leader optimisé vu en cours. Il consiste à élire un noeud d'identifiant le plus grand.</text:p>
      <text:p text:style-name="P14">Similarités : </text:p>
      <text:list xml:id="list1917466556" text:style-name="L1">
        <text:list-item>
          <text:p text:style-name="P16">Les hypothèses restent les mêmes (id unique, pas de perte de message, …)</text:p>
        </text:list-item>
        <text:list-item>
          <text:p text:style-name="P16">Les messages sont filtrés par le noeud élu (ici Pmax)</text:p>
        </text:list-item>
        <text:list-item>
          <text:p text:style-name="P16">Un noeud s’auto élit dès la réception de son propre message (ici d’au moins un des deux messages émis sur les deux côtés G et D). </text:p>
        </text:list-item>
      </text:list>
      <text:p text:style-name="P25">De là découle la propriété de sûreté qui dit qu’au plus un noeud (ici Pmax) peut être élu (recevra son propre message) car : </text:p>
      <text:list xml:id="list928157801" text:style-name="L2">
        <text:list-item>
          <text:p text:style-name="P17">les id sont uniques (sinon deux noeuds candidats de même id seraient tous deux élu)</text:p>
        </text:list-item>
        <text:list-item>
          <text:p text:style-name="P17">l’ensemble des identifiants ont une relation d’ordre total (pour déterminer le max)</text:p>
        </text:list-item>
        <text:list-item>
          <text:p text:style-name="P24"><text:span text:style-name="T4"><draw:frame draw:style-name="fr1" draw:name="images1" text:anchor-type="as-char" svg:width="3.069cm" svg:height="0.661cm" draw:z-index="0"><draw:image xlink:href="https://lh5.googleusercontent.com/JeCLxPwPt1_YIypBqhMNA94s9x8yEkrHqmSE7D36lI1lbl6CvNZa9z4ZX6a47IF5aCEe_kSFaW9cJIs430ovDj_sp0p7tb71KKthwbNCRrS4rPKs7iUjIR0dW_rMBHahmeU" xlink:type="simple" xlink:show="embed" xlink:actuate="onLoad"/></draw:frame></text:span><text:span text:style-name="T4"> </text:span><text:span text:style-name="T5">il sera au pire éliminé par Pmax </text:span></text:p>
        </text:list-item>
      </text:list>
      <text:p text:style-name="Text_20_body"/>
      <text:p text:style-name="P15"><text:span text:style-name="T6">    </text:span><text:span text:style-name="T8">La propriété de vivacité qui dit qu’au moins un noeud est elu :</text:span></text:p>
      <text:list xml:id="list274816167" text:style-name="L3">
        <text:list-item>
          <text:p text:style-name="P18">Tous les initiateurs envoient leur id, donc idmax aussi</text:p>
        </text:list-item>
        <text:list-item>
          <text:p text:style-name="P18">L’initiateur dont l’id est à idmax reçoit toujours une réponse (le temps d’envoi des messages étant fini)</text:p>
        </text:list-item>
        <text:list-item>
          <text:p text:style-name="P18">Pmax recevra son propre message en temps fini, après log (taille_de_l'anneau) phases</text:p>
        </text:list-item>
      </text:list>
      <text:p text:style-name="P14">Différences  :</text:p>
      <text:list xml:id="list1738250445" text:style-name="L4">
        <text:list-item>
          <text:p text:style-name="P19">on élit le noeud d’ID le plus grand au lieu du plus petit</text:p>
        </text:list-item>
        <text:list-item>
          <text:p text:style-name="P19">anneau bi directionel </text:p>
        </text:list-item>
        <text:list-item>
          <text:p text:style-name="P19">tous les noeuds sont candidats</text:p>
        </text:list-item>
      </text:list>
      <text:p text:style-name="Text_20_body"/>
      <text:p text:style-name="P13">Question 3:</text:p>
      <text:p text:style-name="Text_20_body"><text:soft-page-break/></text:p>
      <text:p text:style-name="P14">Évaluons la propriété de sûreté :</text:p>
      <text:p text:style-name="P14">Initialement tous les noeuds sont jaunes.</text:p>
      <text:p text:style-name="P14">Un noeud Q est rouge signifie que le programme traite un message reçu par ce noeud . Une sortie sur la console nous informe du traitement du message : </text:p>
      <text:list xml:id="list436844833" text:style-name="L5">
        <text:list-item>
          <text:p text:style-name="P20">un message de type Reply est envoyé vers l'émetteur P du message car msg(L) == 0 et que id(P) &gt; id(Q)</text:p>
        </text:list-item>
        <text:list-item>
          <text:p text:style-name="P20">le message est relayé au noeud voisin car msg(L) &gt; 0 et que id(P) &gt; id(Q)</text:p>
        </text:list-item>
        <text:list-item>
          <text:p text:style-name="P20">le message est ignoré (détruit) car id(P) &lt; id(Q)</text:p>
        </text:list-item>
      </text:list>
      <text:p text:style-name="Text_20_body"/>
      <text:p text:style-name="P14">Test 1: (avec 15 noeuds)</text:p>
      <text:p text:style-name="P14">On marque en bleu cyan tous les noeuds dont la variable résultat est affectée a vrai.</text:p>
      <text:p text:style-name="P14">A l’issue de ce test on voit bien qu’un seul noeud est en cyan est le celui d’identifiant max (ici le noeud 14)</text:p>
      <text:p text:style-name="Text_20_body"/>
      <text:p text:style-name="P14">Question 4:</text:p>
      <text:p text:style-name="Text_20_body"/>
      <text:list xml:id="list1765491512" text:style-name="L6">
        <text:list-item>
          <text:p text:style-name="P22"><text:span text:style-name="T4">La variable “L” peut être assimilée à un TimeToLive du message, puisque sa valeur est décrémentée à chaque transition par un noeud. Elle croit de façon exponentielle (ligne 35 : L&lt;-L*2) à chaque phase : émission_de_deux_messages_ASK -- Attente_des_acquittements (Reply)<text:line-break/><text:line-break/>La variable “n” permet d’attendre la réception des deux acquittements des messages ASK envoyés préalablement avant de renvoyer des messages ASK.</text:span></text:p>
        </text:list-item>
        <text:list-item>
          <text:p text:style-name="P22"><text:span text:style-name="T4">Un processus P d'identifiant idP reçoit ses deux acquittements si, de gauche comme de droite, son identifiant est le plus grand sur un segment de noeuds de taille L. <text:line-break/>En effet, il suffirait qu’un noeud Q du flanc gauche ou droit de P ait un identifiant supérieur à idP pour que la variable </text:span><text:span text:style-name="T3">résultat</text:span><text:span text:style-name="T4"> de Q passe à false, et qu’’aucun paquet Reply ne soit émis vers P.</text:span></text:p>
        </text:list-item>
      </text:list>
      <text:p text:style-name="P26">P resterait ainsi en attente d’un acquittement qui n’aura jamais été émis, et serait donc considéré comme éliminé.</text:p>
      <text:list xml:id="list1496778316" text:style-name="L7">
        <text:list-item>
          <text:p text:style-name="P21">Le programme termine pour une valeur de i égale à l’arrondi suppérieur de log (T). Avec T = nombre de noeuds de l’anneau.</text:p>
        </text:list-item>
        <text:list-item>
          <text:p text:style-name="P23"><text:span text:style-name="T4">Justifions les propriétés de sûreté et vivacité : <text:line-break/>Sûreté : <text:line-break/>Supposons que deux noeuds id1 et id2 soient élus avec id1&gt;id2. Cela implique que le </text:span><text:soft-page-break/><text:span text:style-name="T4">noeud id1 a reçu le message &lt;ASK,id2,x&gt; et a renvoyé soit &lt;REPLY,id2&gt; en acquittement soit &lt;ASK,id2,x-1&gt; à la suite de l’anneau.</text:span></text:p>
        </text:list-item>
      </text:list>
      <text:p text:style-name="P27"><text:span text:style-name="T8">Cependant, ces messages ne peuvent être envoyés que si id2&gt;id1. Nous avons donc une contradiction: deux messages ne peuvent pas être tous deux élus.<text:line-break/><text:line-break/>Vivacité :</text:span></text:p>
      <text:p text:style-name="P26">Prenons le cas du noeud idmax. Pour chaque message &lt;ASK,idmax,L-1&gt; envoyé, il reçoit en temps fini un acquittement &lt;REPLY,idmax&gt; lorsque L&lt;taille_de_l’anneau. Cela se vérifie par le fait que pour chaque noeud recevant &lt;ASK,idmax,x&gt; le message &lt;ASK,idmax,x-1&gt; est transité si x&gt;0, sinon &lt;REPLY,idmax&gt; est renvoyé en temps fini vers le noeud idmax.</text:p>
      <text:p text:style-name="P26">Lorsque les deux réponses sont arrivées, la phase est terminée, et L&lt;-L*2. Le processus est réitéré jusqu’à la phase i où 2^i&gt;=taille_de_l’anneau, alors le message &lt;ASK,idmax,2^i-1&gt; est envoyé des deux cotés de l’anneau, et le noeud idmax reçoit en temps fini deux messages &lt;ASK,idmax,x&gt; et la variable résultat du noeud idmax est placée à vrai</text:p>
      <text:p text:style-name="Text_20_body"/>
      <text:p text:style-name="P14">Question 5 :</text:p>
      <text:p text:style-name="Text_20_body"/>
      <text:p text:style-name="P15"><text:span text:style-name="T8">En nombre de messages, l’algorithme est en complexité </text:span><text:span text:style-name="T9">O(n log(n))</text:span><text:span text:style-name="T6"> </text:span><text:span text:style-name="T8">: </text:span></text:p>
      <text:p text:style-name="P14">Meilleur cas: Tous les noeuds sauf le noeud élu sont éliminés dès la première phase; les id des noeuds sont en ordre croissant. Les noeuds éliminés reçoivent une seule réponse.</text:p>
      <text:p text:style-name="P14">Nombre de messages de la phase 1: 2n (nombre de messages initiaux) + n (Au moins une réponse par noeud) + 1 (seconde réponse du noeud élu)</text:p>
      <text:p text:style-name="P14">Nous avons donc 3n+1 messages dans cette première phase.</text:p>
      <text:p text:style-name="P14">Pour chaque phase i non terminale, nous avons 2^(i+2) messages transités (2^i messages à l’aller et au retour, et ce pour les deux directions)</text:p>
      <text:p text:style-name="P14">Pour la phase terminale, 2n messages transitent.</text:p>
      <text:p text:style-name="P14">Nous avons de l’ordre de log(n) phases: à chaque phase, L&lt;-L*2 et lorsque L&gt;taille_de_l’anneau, il s’agit de la dernière phase</text:p>
      <text:p text:style-name="P14">Si on considère 2^(i+2) de l’ordre de n, nous avons donc de l’ordre de o(nlog(n)) messages envoyés (les messages de début et de fin étant de l’ordre de n, nlog(n) englobe le tout)</text:p>
      <text:p text:style-name="Text_20_body"/>
      <text:p text:style-name="P14">Pire cas: Le noeud idmax est situé d’un côté, et idmax-1 est son symétrique. idmax-1 ne sera mis à faux qu’après avoir réalisé un parcours similaire à celui d’idmax: nous avons donc deux fois plus de messages transités par rapport au meilleur cas. Cela reste en conséquence de l’ordre de o(nlog(n)). </text:p>
      <text:p text:style-name="Text_20_body"><text:soft-page-break/></text:p>
      <text:p text:style-name="P14">Question 6 :</text:p>
      <text:p text:style-name="Text_20_body"/>
      <text:p text:style-name="P14">Question 7 :</text:p>
      <text:p text:style-name="P14">Dans le cadre du cours, nous avons vu deux algorithmes d’élection sur anneau. Sur chacun d’entre eux, la complexité en nombre de messages était de l’ordre de o(n²). Ici, dans le pire des cas, nous avons une complexité de l’ordre de o(nlog(n)), ce qui est une optimisation non négligeable.</text:p>
      <text:p text:style-name="P14">En parallèle, le coût mémoire de cet algorithme est moindre: chaque noeud contient 3 variables entières et un booléen, aucune liste n’est requise.</text:p>
      <text:p text:style-name="P14">Nous pouvons également comparer cet algorithme à celui de Peterson vu en TD. Dans celui-ci, la complexité en nombre de messages est le même, o(nlog(n)), cependant, pour chaque phase 2n messages sont envoyés.</text:p>
      <text:p text:style-name="P14">Dans l’algorithme présent ici, seule la dernière et peut être l’avant dernière phase demandent autant de messages, les autres sont bien moins gourmandes.</text:p>
      <text:p text:style-name="P14">Nous avons ainsi une optimisation en terme de mémoire et de nombre de messages, ce qui rend donc cet algorithme plus intéressant que ceux vus précédemment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1.905cm"/>
      </text:list-level-style-bullet>
      <text:list-level-style-bullet text:level="2" text:style-name="List2Level1" text:bullet-char="○">
        <style:list-level-properties text:space-before="1.905cm" text:min-label-width="1.905cm"/>
      </text:list-level-style-bullet>
      <text:list-level-style-bullet text:level="3" text:style-name="List2Level2" text:bullet-char="■">
        <style:list-level-properties text:space-before="3.492cm" text:min-label-width="1.588cm"/>
      </text:list-level-style-bullet>
      <text:list-level-style-bullet text:level="4" text:style-name="List2Level3" text:bullet-char="●">
        <style:list-level-properties text:space-before="4.445cm" text:min-label-width="1.905cm"/>
      </text:list-level-style-bullet>
      <text:list-level-style-bullet text:level="5" text:style-name="List2Level4" text:bullet-char="○">
        <style:list-level-properties text:space-before="5.715cm" text:min-label-width="1.905cm"/>
      </text:list-level-style-bullet>
      <text:list-level-style-bullet text:level="6" text:style-name="List2Level5" text:bullet-char="■">
        <style:list-level-properties text:space-before="7.302cm" text:min-label-width="1.588cm"/>
      </text:list-level-style-bullet>
      <text:list-level-style-bullet text:level="7" text:style-name="List2Level6" text:bullet-char="●">
        <style:list-level-properties text:space-before="8.255cm" text:min-label-width="1.905cm"/>
      </text:list-level-style-bullet>
      <text:list-level-style-bullet text:level="8" text:style-name="List2Level7" text:bullet-char="○">
        <style:list-level-properties text:space-before="9.525cm" text:min-label-width="1.905cm"/>
      </text:list-level-style-bullet>
      <text:list-level-style-bullet text:level="9" text:style-name="List2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1.905cm"/>
      </text:list-level-style-bullet>
      <text:list-level-style-bullet text:level="2" text:style-name="List3Level1" text:bullet-char="○">
        <style:list-level-properties text:space-before="1.905cm" text:min-label-width="1.905cm"/>
      </text:list-level-style-bullet>
      <text:list-level-style-bullet text:level="3" text:style-name="List3Level2" text:bullet-char="■">
        <style:list-level-properties text:space-before="3.492cm" text:min-label-width="1.588cm"/>
      </text:list-level-style-bullet>
      <text:list-level-style-bullet text:level="4" text:style-name="List3Level3" text:bullet-char="●">
        <style:list-level-properties text:space-before="4.445cm" text:min-label-width="1.905cm"/>
      </text:list-level-style-bullet>
      <text:list-level-style-bullet text:level="5" text:style-name="List3Level4" text:bullet-char="○">
        <style:list-level-properties text:space-before="5.715cm" text:min-label-width="1.905cm"/>
      </text:list-level-style-bullet>
      <text:list-level-style-bullet text:level="6" text:style-name="List3Level5" text:bullet-char="■">
        <style:list-level-properties text:space-before="7.302cm" text:min-label-width="1.588cm"/>
      </text:list-level-style-bullet>
      <text:list-level-style-bullet text:level="7" text:style-name="List3Level6" text:bullet-char="●">
        <style:list-level-properties text:space-before="8.255cm" text:min-label-width="1.905cm"/>
      </text:list-level-style-bullet>
      <text:list-level-style-bullet text:level="8" text:style-name="List3Level7" text:bullet-char="○">
        <style:list-level-properties text:space-before="9.525cm" text:min-label-width="1.905cm"/>
      </text:list-level-style-bullet>
      <text:list-level-style-bullet text:level="9" text:style-name="List3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a">
        <style:list-level-properties text:space-before="0.635cm" text:min-label-width="0.635cm"/>
      </text:list-level-style-number>
      <text:list-level-style-number text:level="2" text:style-name="List6Level1" style:num-suffix="." style:num-format="i">
        <style:list-level-properties text:space-before="1.905cm" text:min-label-width="0.635cm"/>
      </text:list-level-style-number>
      <text:list-level-style-number text:level="3" text:style-name="List6Level2" style:num-suffix="." style:num-format="1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a">
        <style:list-level-properties text:space-before="4.445cm" text:min-label-width="0.635cm"/>
      </text:list-level-style-number>
      <text:list-level-style-number text:level="5" text:style-name="List6Level4" style:num-suffix="." style:num-format="i">
        <style:list-level-properties text:space-before="5.715cm" text:min-label-width="0.635cm"/>
      </text:list-level-style-number>
      <text:list-level-style-number text:level="6" text:style-name="List6Level5" style:num-suffix="." style:num-format="1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a">
        <style:list-level-properties text:space-before="8.255cm" text:min-label-width="0.635cm"/>
      </text:list-level-style-number>
      <text:list-level-style-number text:level="8" text:style-name="List6Level7" style:num-suffix="." style:num-format="i">
        <style:list-level-properties text:space-before="9.525cm" text:min-label-width="0.635cm"/>
      </text:list-level-style-number>
      <text:list-level-style-number text:level="9" text:style-name="List6Level8" style:num-suffix="." style:num-format="1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[RICM4 - AD]<text:tab/><text:tab/><text:tab/><text:tab/><text:tab/><text:tab/><text:tab/><text:tab/><text:tab/><text:tab/> <text:s/>Février 2015</text:p>
        <text:p text:style-name="MP3"><text:s/>Binôme : Mammar - Badam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Romain </dc:creator>
    <meta:editing-cycles>2</meta:editing-cycles>
    <dc:date>2015-02-20T02:58:39</dc:date>
    <meta:editing-duration>P0D</meta:editing-duration>
    <meta:document-statistic meta:table-count="0" meta:image-count="1" meta:object-count="0" meta:page-count="4" meta:paragraph-count="61" meta:word-count="1121" meta:character-count="6490" meta:non-whitespace-character-count="5416"/>
  </office:meta>
</office:document-meta>
</file>